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Noto Serif" fo:font-weight="bold" officeooo:rsid="00067923" officeooo:paragraph-rsid="00067923" style:font-weight-asian="bold" style:font-weight-complex="bold"/>
    </style:style>
    <style:style style:name="P2" style:family="paragraph" style:parent-style-name="Standard">
      <style:paragraph-properties fo:line-height="150%" fo:text-align="center" style:justify-single-word="false"/>
      <style:text-properties style:font-name="Noto Serif" fo:font-weight="bold" officeooo:rsid="00067923" officeooo:paragraph-rsid="0006b049" style:font-weight-asian="bold" style:font-weight-complex="bold"/>
    </style:style>
    <style:style style:name="P3" style:family="paragraph" style:parent-style-name="Standard">
      <style:paragraph-properties fo:line-height="150%" fo:text-align="justify" style:justify-single-word="false"/>
      <style:text-properties style:font-name="Noto Serif" fo:font-weight="bold" officeooo:rsid="00067923" officeooo:paragraph-rsid="00067923" style:font-weight-asian="bold" style:font-weight-complex="bold"/>
    </style:style>
    <style:style style:name="P4" style:family="paragraph" style:parent-style-name="Standard">
      <style:paragraph-properties fo:line-height="150%" fo:text-align="justify" style:justify-single-word="false"/>
      <style:text-properties style:font-name="Noto Serif" fo:font-weight="bold" officeooo:rsid="00067923" officeooo:paragraph-rsid="0006b049" style:font-weight-asian="bold" style:font-weight-complex="bold"/>
    </style:style>
    <style:style style:name="P5" style:family="paragraph" style:parent-style-name="Standard">
      <style:paragraph-properties fo:line-height="150%" fo:text-align="justify" style:justify-single-word="false"/>
      <style:text-properties style:font-name="Noto Serif" fo:font-weight="bold" officeooo:rsid="0006b049" officeooo:paragraph-rsid="0006b049" style:font-weight-asian="bold" style:font-weight-complex="bold"/>
    </style:style>
    <style:style style:name="P6" style:family="paragraph" style:parent-style-name="Standard">
      <style:paragraph-properties fo:line-height="150%" fo:text-align="justify" style:justify-single-word="false"/>
      <style:text-properties style:font-name="Noto Serif" fo:font-weight="bold" officeooo:rsid="0006b049" officeooo:paragraph-rsid="001f3dd9" style:font-weight-asian="bold" style:font-weight-complex="bold"/>
    </style:style>
    <style:style style:name="P7" style:family="paragraph" style:parent-style-name="Standard">
      <style:paragraph-properties fo:line-height="150%" fo:text-align="center" style:justify-single-word="false"/>
      <style:text-properties style:font-name="Noto Serif" fo:font-weight="bold" officeooo:rsid="0006b049" officeooo:paragraph-rsid="0006b049" style:font-weight-asian="bold" style:font-weight-complex="bold"/>
    </style:style>
    <style:style style:name="P8" style:family="paragraph" style:parent-style-name="Standard">
      <style:paragraph-properties fo:line-height="150%" fo:text-align="center" style:justify-single-word="false"/>
      <style:text-properties style:font-name="Noto Serif" fo:font-weight="bold" officeooo:rsid="00088de8" officeooo:paragraph-rsid="00088de8" style:font-weight-asian="bold" style:font-weight-complex="bold"/>
    </style:style>
    <style:style style:name="P9" style:family="paragraph" style:parent-style-name="Standard">
      <style:paragraph-properties fo:line-height="150%" fo:text-align="justify" style:justify-single-word="false"/>
      <style:text-properties style:font-name="Noto Serif" fo:font-weight="bold" officeooo:rsid="00088de8" officeooo:paragraph-rsid="00088de8" style:font-weight-asian="bold" style:font-weight-complex="bold"/>
    </style:style>
    <style:style style:name="P10" style:family="paragraph" style:parent-style-name="Standard">
      <style:paragraph-properties fo:line-height="150%" fo:text-align="center" style:justify-single-word="false"/>
      <style:text-properties style:font-name="Noto Serif" fo:font-weight="bold" officeooo:rsid="000c0429" officeooo:paragraph-rsid="000c0429" style:font-weight-asian="bold" style:font-weight-complex="bold"/>
    </style:style>
    <style:style style:name="P11" style:family="paragraph" style:parent-style-name="Standard" style:list-style-name="L1">
      <style:paragraph-properties fo:line-height="150%" fo:text-align="justify" style:justify-single-word="false"/>
      <style:text-properties style:font-name="Noto Serif" fo:font-weight="bold" officeooo:rsid="001f3dd9" officeooo:paragraph-rsid="001f3dd9" style:font-weight-asian="bold" style:font-weight-complex="bold"/>
    </style:style>
    <style:style style:name="P12" style:family="paragraph" style:parent-style-name="Standard">
      <style:paragraph-properties fo:line-height="150%" fo:text-align="justify" style:justify-single-word="false"/>
      <style:text-properties style:font-name="Noto Serif" fo:font-weight="normal" officeooo:rsid="0006b049" officeooo:paragraph-rsid="0006b049" style:font-weight-asian="normal" style:font-weight-complex="normal"/>
    </style:style>
    <style:style style:name="P13" style:family="paragraph" style:parent-style-name="Standard">
      <style:paragraph-properties fo:line-height="150%" fo:text-align="justify" style:justify-single-word="false"/>
      <style:text-properties style:font-name="Noto Serif" fo:font-weight="normal" officeooo:rsid="00088de8" officeooo:paragraph-rsid="00088de8" style:font-weight-asian="normal" style:font-weight-complex="normal"/>
    </style:style>
    <style:style style:name="P14" style:family="paragraph" style:parent-style-name="Standard">
      <style:paragraph-properties fo:line-height="150%" fo:text-align="center" style:justify-single-word="false"/>
      <style:text-properties fo:font-weight="bold" officeooo:rsid="0026b0b1" officeooo:paragraph-rsid="0026b0b1" style:font-weight-asian="bold" style:font-weight-complex="bold"/>
    </style:style>
    <style:style style:name="P15" style:family="paragraph" style:parent-style-name="Standard">
      <style:paragraph-properties fo:line-height="150%" fo:text-align="justify" style:justify-single-word="false"/>
      <style:text-properties officeooo:paragraph-rsid="001f3dd9"/>
    </style:style>
    <style:style style:name="P16" style:family="paragraph" style:parent-style-name="Standard">
      <style:paragraph-properties fo:line-height="150%" fo:text-align="justify" style:justify-single-word="false"/>
      <style:text-properties fo:font-weight="normal" officeooo:rsid="0026b0b1" officeooo:paragraph-rsid="0026b0b1" style:font-weight-asian="normal" style:font-weight-complex="normal"/>
    </style:style>
    <style:style style:name="P17" style:family="paragraph" style:parent-style-name="Standard">
      <style:paragraph-properties fo:margin-top="0.101cm" fo:margin-bottom="0.101cm" loext:contextual-spacing="false" fo:line-height="150%" fo:text-align="center" style:justify-single-word="false"/>
      <style:text-properties style:font-name="Noto Serif" fo:font-weight="bold" officeooo:rsid="00143f6f" officeooo:paragraph-rsid="00143f6f" style:font-weight-asian="bold" style:font-weight-complex="bold"/>
    </style:style>
    <style:style style:name="P18" style:family="paragraph" style:parent-style-name="Standard">
      <style:paragraph-properties fo:margin-top="0.101cm" fo:margin-bottom="0.101cm" loext:contextual-spacing="false" fo:line-height="150%" fo:text-align="center" style:justify-single-word="false"/>
      <style:text-properties style:font-name="Noto Serif" fo:font-weight="bold" officeooo:rsid="001a2196" officeooo:paragraph-rsid="001a2196" style:font-weight-asian="bold" style:font-weight-complex="bold"/>
    </style:style>
    <style:style style:name="P19" style:family="paragraph" style:parent-style-name="Standard">
      <style:paragraph-properties fo:margin-top="0.101cm" fo:margin-bottom="0.101cm" loext:contextual-spacing="false" fo:line-height="150%" fo:text-align="justify" style:justify-single-word="false"/>
      <style:text-properties style:font-name="Noto Serif" fo:font-weight="bold" officeooo:rsid="001a2196" officeooo:paragraph-rsid="001a2196" style:font-weight-asian="bold" style:font-weight-complex="bold"/>
    </style:style>
    <style:style style:name="P20" style:family="paragraph" style:parent-style-name="Standard">
      <style:paragraph-properties fo:margin-top="0.101cm" fo:margin-bottom="0.101cm" loext:contextual-spacing="false" fo:line-height="150%" fo:text-align="center" style:justify-single-word="false"/>
      <style:text-properties style:font-name="Noto Serif" fo:font-weight="bold" officeooo:rsid="001d5095" officeooo:paragraph-rsid="001d5095" style:font-weight-asian="bold" style:font-weight-complex="bold"/>
    </style:style>
    <style:style style:name="P21" style:family="paragraph" style:parent-style-name="Standard">
      <style:paragraph-properties fo:margin-top="0.101cm" fo:margin-bottom="0.101cm" loext:contextual-spacing="false" fo:line-height="150%" fo:text-align="justify" style:justify-single-word="false"/>
      <style:text-properties style:font-name="Noto Serif" fo:font-weight="normal" officeooo:rsid="000c0429" officeooo:paragraph-rsid="000c0429" style:font-weight-asian="normal" style:font-weight-complex="normal"/>
    </style:style>
    <style:style style:name="P22" style:family="paragraph" style:parent-style-name="Standard">
      <style:paragraph-properties fo:margin-top="0.101cm" fo:margin-bottom="0.101cm" loext:contextual-spacing="false" fo:line-height="150%" fo:text-align="justify" style:justify-single-word="false"/>
      <style:text-properties style:font-name="Noto Serif" fo:font-weight="normal" officeooo:rsid="00143f6f" officeooo:paragraph-rsid="00143f6f"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0ff684" style:font-style-asian="italic" style:font-style-complex="italic"/>
    </style:style>
    <style:style style:name="T4" style:family="text">
      <style:text-properties fo:font-style="italic" officeooo:rsid="00154b9e" style:font-style-asian="italic" style:font-style-complex="italic"/>
    </style:style>
    <style:style style:name="T5" style:family="text">
      <style:text-properties fo:font-style="italic" officeooo:rsid="0017c38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6b049" style:font-style-asian="italic" style:font-weight-asian="normal" style:font-style-complex="italic" style:font-weight-complex="normal"/>
    </style:style>
    <style:style style:name="T8" style:family="text">
      <style:text-properties fo:font-style="italic" fo:font-weight="normal" officeooo:rsid="001bc379" style:font-style-asian="italic" style:font-weight-asian="normal" style:font-style-complex="italic" style:font-weight-complex="normal"/>
    </style:style>
    <style:style style:name="T9" style:family="text">
      <style:text-properties fo:font-style="italic" fo:font-weight="normal" officeooo:rsid="001d5095" style:font-style-asian="italic" style:font-weight-asian="normal" style:font-style-complex="italic" style:font-weight-complex="normal"/>
    </style:style>
    <style:style style:name="T10" style:family="text">
      <style:text-properties fo:font-style="italic" fo:font-weight="normal" officeooo:rsid="001f3dd9" style:font-style-asian="italic" style:font-weight-asian="normal" style:font-style-complex="italic" style:font-weight-complex="normal"/>
    </style:style>
    <style:style style:name="T11" style:family="text">
      <style:text-properties fo:font-style="italic" fo:font-weight="normal" officeooo:rsid="00207157"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06b049" style:font-style-asian="normal" style:font-style-complex="normal"/>
    </style:style>
    <style:style style:name="T14" style:family="text">
      <style:text-properties fo:font-style="normal" officeooo:rsid="000736c0" style:font-style-asian="normal" style:font-style-complex="normal"/>
    </style:style>
    <style:style style:name="T15" style:family="text">
      <style:text-properties fo:font-style="normal" officeooo:rsid="000a805f" style:font-style-asian="normal" style:font-style-complex="normal"/>
    </style:style>
    <style:style style:name="T16" style:family="text">
      <style:text-properties fo:font-style="normal" officeooo:rsid="000bcbcf" style:font-style-asian="normal" style:font-style-complex="normal"/>
    </style:style>
    <style:style style:name="T17" style:family="text">
      <style:text-properties fo:font-style="normal" officeooo:rsid="000ddf82" style:font-style-asian="normal" style:font-style-complex="normal"/>
    </style:style>
    <style:style style:name="T18" style:family="text">
      <style:text-properties fo:font-style="normal" officeooo:rsid="000f0eb7" style:font-style-asian="normal" style:font-style-complex="normal"/>
    </style:style>
    <style:style style:name="T19" style:family="text">
      <style:text-properties fo:font-style="normal" officeooo:rsid="000ff684" style:font-style-asian="normal" style:font-style-complex="normal"/>
    </style:style>
    <style:style style:name="T20" style:family="text">
      <style:text-properties fo:font-style="normal" officeooo:rsid="0011529c" style:font-style-asian="normal" style:font-style-complex="normal"/>
    </style:style>
    <style:style style:name="T21" style:family="text">
      <style:text-properties fo:font-style="normal" officeooo:rsid="0012bc9e" style:font-style-asian="normal" style:font-style-complex="normal"/>
    </style:style>
    <style:style style:name="T22" style:family="text">
      <style:text-properties fo:font-style="normal" officeooo:rsid="00154b9e" style:font-style-asian="normal" style:font-style-complex="normal"/>
    </style:style>
    <style:style style:name="T23" style:family="text">
      <style:text-properties fo:font-style="normal" officeooo:rsid="0017c38c" style:font-style-asian="normal" style:font-style-complex="normal"/>
    </style:style>
    <style:style style:name="T24" style:family="text">
      <style:text-properties fo:font-style="normal" officeooo:rsid="00193abd"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06b049" style:font-style-asian="normal" style:font-weight-asian="normal" style:font-style-complex="normal" style:font-weight-complex="normal"/>
    </style:style>
    <style:style style:name="T27" style:family="text">
      <style:text-properties fo:font-style="normal" fo:font-weight="normal" officeooo:rsid="000736c0" style:font-style-asian="normal" style:font-weight-asian="normal" style:font-style-complex="normal" style:font-weight-complex="normal"/>
    </style:style>
    <style:style style:name="T28" style:family="text">
      <style:text-properties fo:font-style="normal" fo:font-weight="normal" officeooo:rsid="001bc379" style:font-style-asian="normal" style:font-weight-asian="normal" style:font-style-complex="normal" style:font-weight-complex="normal"/>
    </style:style>
    <style:style style:name="T29" style:family="text">
      <style:text-properties fo:font-style="normal" fo:font-weight="normal" officeooo:rsid="001d5095" style:font-style-asian="normal" style:font-weight-asian="normal" style:font-style-complex="normal" style:font-weight-complex="normal"/>
    </style:style>
    <style:style style:name="T30" style:family="text">
      <style:text-properties fo:font-style="normal" fo:font-weight="normal" officeooo:rsid="001f3dd9" style:font-style-asian="normal" style:font-weight-asian="normal" style:font-style-complex="normal" style:font-weight-complex="normal"/>
    </style:style>
    <style:style style:name="T31" style:family="text">
      <style:text-properties fo:font-style="normal" fo:font-weight="normal" officeooo:rsid="00207157" style:font-style-asian="normal" style:font-weight-asian="normal" style:font-style-complex="normal" style:font-weight-complex="normal"/>
    </style:style>
    <style:style style:name="T32" style:family="text">
      <style:text-properties fo:font-style="normal" fo:font-weight="normal" officeooo:rsid="0020ee06" style:font-style-asian="normal" style:font-weight-asian="normal" style:font-style-complex="normal" style:font-weight-complex="normal"/>
    </style:style>
    <style:style style:name="T33" style:family="text">
      <style:text-properties fo:font-style="normal" fo:font-weight="normal" officeooo:rsid="004f952d"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09da6c" style:font-style-asian="normal" style:font-weight-asian="bold" style:font-style-complex="normal" style:font-weight-complex="bold"/>
    </style:style>
    <style:style style:name="T36" style:family="text">
      <style:text-properties fo:font-style="normal" fo:font-weight="bold" officeooo:rsid="000bcbcf" style:font-style-asian="normal" style:font-weight-asian="bold" style:font-style-complex="normal" style:font-weight-complex="bold"/>
    </style:style>
    <style:style style:name="T37" style:family="text">
      <style:text-properties fo:font-style="normal" fo:font-weight="bold" officeooo:rsid="000ddf82" style:font-style-asian="normal" style:font-weight-asian="bold" style:font-style-complex="normal" style:font-weight-complex="bold"/>
    </style:style>
    <style:style style:name="T38" style:family="text">
      <style:text-properties fo:font-style="normal" fo:font-weight="bold" officeooo:rsid="000fd0cc" style:font-style-asian="normal" style:font-weight-asian="bold" style:font-style-complex="normal" style:font-weight-complex="bold"/>
    </style:style>
    <style:style style:name="T39" style:family="text">
      <style:text-properties fo:font-style="normal" fo:font-weight="bold" officeooo:rsid="000ff684" style:font-style-asian="normal" style:font-weight-asian="bold" style:font-style-complex="normal" style:font-weight-complex="bold"/>
    </style:style>
    <style:style style:name="T40" style:family="text">
      <style:text-properties fo:font-style="normal" fo:font-weight="bold" officeooo:rsid="0011ec33" style:font-style-asian="normal" style:font-weight-asian="bold" style:font-style-complex="normal" style:font-weight-complex="bold"/>
    </style:style>
    <style:style style:name="T41" style:family="text">
      <style:text-properties fo:font-style="normal" fo:font-weight="bold" officeooo:rsid="0017c38c" style:font-style-asian="normal" style:font-weight-asian="bold" style:font-style-complex="normal" style:font-weight-complex="bold"/>
    </style:style>
    <style:style style:name="T42" style:family="text">
      <style:text-properties fo:font-style="normal" fo:font-weight="bold" officeooo:rsid="00193abd" style:font-style-asian="normal" style:font-weight-asian="bold" style:font-style-complex="normal" style:font-weight-complex="bold"/>
    </style:style>
    <style:style style:name="T43" style:family="text">
      <style:text-properties style:font-name="Noto Serif" fo:font-style="normal" fo:font-weight="normal" officeooo:rsid="00207157" style:font-style-asian="normal" style:font-weight-asian="normal" style:font-style-complex="normal" style:font-weight-complex="normal"/>
    </style:style>
    <style:style style:name="T44" style:family="text">
      <style:text-properties style:font-name="Noto Serif" fo:font-style="normal" fo:font-weight="normal" officeooo:rsid="0023402f" style:font-style-asian="normal" style:font-weight-asian="normal" style:font-style-complex="normal" style:font-weight-complex="normal"/>
    </style:style>
    <style:style style:name="T45" style:family="text">
      <style:text-properties style:font-name="Noto Serif" fo:font-style="normal" fo:font-weight="normal" officeooo:rsid="002437f0" style:font-style-asian="normal" style:font-weight-asian="normal" style:font-style-complex="normal" style:font-weight-complex="normal"/>
    </style:style>
    <style:style style:name="T46" style:family="text">
      <style:text-properties style:font-name="Noto Serif" fo:font-style="normal" fo:font-weight="normal" officeooo:rsid="0025af3c" style:font-style-asian="normal" style:font-weight-asian="normal" style:font-style-complex="normal" style:font-weight-complex="normal"/>
    </style:style>
    <style:style style:name="T47" style:family="text">
      <style:text-properties style:font-name="Noto Serif" fo:font-style="normal" style:font-style-asian="normal" style:font-style-complex="normal"/>
    </style:style>
    <style:style style:name="T48" style:family="text">
      <style:text-properties style:font-name="Noto Serif" fo:font-style="normal" officeooo:rsid="0025af3c" style:font-style-asian="normal" style:font-style-complex="normal"/>
    </style:style>
    <style:style style:name="T49" style:family="text">
      <style:text-properties style:font-name="Noto Serif" fo:font-style="normal" officeooo:rsid="002832aa" style:font-style-asian="normal" style:font-style-complex="normal"/>
    </style:style>
    <style:style style:name="T50" style:family="text">
      <style:text-properties style:font-name="Noto Serif" fo:font-style="normal" officeooo:rsid="0029b2f1" style:font-style-asian="normal" style:font-style-complex="normal"/>
    </style:style>
    <style:style style:name="T51" style:family="text">
      <style:text-properties style:font-name="Noto Serif" fo:font-style="normal" officeooo:rsid="002e1e49" style:font-style-asian="normal" style:font-style-complex="normal"/>
    </style:style>
    <style:style style:name="T52" style:family="text">
      <style:text-properties style:font-name="Noto Serif" fo:font-style="normal" officeooo:rsid="003083ed" style:font-style-asian="normal" style:font-style-complex="normal"/>
    </style:style>
    <style:style style:name="T53" style:family="text">
      <style:text-properties style:font-name="Noto Serif" fo:font-style="normal" officeooo:rsid="00338bda" style:font-style-asian="normal" style:font-style-complex="normal"/>
    </style:style>
    <style:style style:name="T54" style:family="text">
      <style:text-properties style:font-name="Noto Serif" fo:font-style="normal" officeooo:rsid="0037afc2" style:font-style-asian="normal" style:font-style-complex="normal"/>
    </style:style>
    <style:style style:name="T55" style:family="text">
      <style:text-properties style:font-name="Noto Serif" fo:font-style="normal" officeooo:rsid="003a4b71" style:font-style-asian="normal" style:font-style-complex="normal"/>
    </style:style>
    <style:style style:name="T56" style:family="text">
      <style:text-properties style:font-name="Noto Serif" fo:font-style="normal" officeooo:rsid="003e45fd" style:font-style-asian="normal" style:font-style-complex="normal"/>
    </style:style>
    <style:style style:name="T57" style:family="text">
      <style:text-properties style:font-name="Noto Serif" fo:font-style="normal" officeooo:rsid="003f234e" style:font-style-asian="normal" style:font-style-complex="normal"/>
    </style:style>
    <style:style style:name="T58" style:family="text">
      <style:text-properties style:font-name="Noto Serif" fo:font-style="normal" officeooo:rsid="004101b3" style:font-style-asian="normal" style:font-style-complex="normal"/>
    </style:style>
    <style:style style:name="T59" style:family="text">
      <style:text-properties style:font-name="Noto Serif" fo:font-style="normal" officeooo:rsid="004226cb" style:font-style-asian="normal" style:font-style-complex="normal"/>
    </style:style>
    <style:style style:name="T60" style:family="text">
      <style:text-properties style:font-name="Noto Serif" fo:font-style="normal" officeooo:rsid="004345c8" style:font-style-asian="normal" style:font-style-complex="normal"/>
    </style:style>
    <style:style style:name="T61" style:family="text">
      <style:text-properties style:font-name="Noto Serif" fo:font-style="normal" officeooo:rsid="00462673" style:font-style-asian="normal" style:font-style-complex="normal"/>
    </style:style>
    <style:style style:name="T62" style:family="text">
      <style:text-properties style:font-name="Noto Serif" fo:font-style="normal" officeooo:rsid="00481c94" style:font-style-asian="normal" style:font-style-complex="normal"/>
    </style:style>
    <style:style style:name="T63" style:family="text">
      <style:text-properties style:font-name="Noto Serif" fo:font-style="normal" officeooo:rsid="0049ac1d" style:font-style-asian="normal" style:font-style-complex="normal"/>
    </style:style>
    <style:style style:name="T64" style:family="text">
      <style:text-properties style:font-name="Noto Serif" fo:font-style="normal" officeooo:rsid="004b2ddc" style:font-style-asian="normal" style:font-style-complex="normal"/>
    </style:style>
    <style:style style:name="T65" style:family="text">
      <style:text-properties style:font-name="Noto Serif" fo:font-style="normal" officeooo:rsid="004d6760" style:font-style-asian="normal" style:font-style-complex="normal"/>
    </style:style>
    <style:style style:name="T66" style:family="text">
      <style:text-properties style:font-name="Noto Serif" fo:font-style="normal" officeooo:rsid="004f0783" style:font-style-asian="normal" style:font-style-complex="normal"/>
    </style:style>
    <style:style style:name="T67" style:family="text">
      <style:text-properties style:font-name="Noto Serif" fo:font-style="normal" fo:font-weight="bold" officeooo:rsid="002832aa" style:font-style-asian="normal" style:font-weight-asian="bold" style:font-style-complex="normal" style:font-weight-complex="bold"/>
    </style:style>
    <style:style style:name="T68" style:family="text">
      <style:text-properties style:font-name="Noto Serif" fo:font-style="normal" fo:font-weight="bold" officeooo:rsid="002b5c37" style:font-style-asian="normal" style:font-weight-asian="bold" style:font-style-complex="normal" style:font-weight-complex="bold"/>
    </style:style>
    <style:style style:name="T69" style:family="text">
      <style:text-properties style:font-name="Noto Serif" fo:font-style="normal" fo:font-weight="bold" officeooo:rsid="00362f79" style:font-style-asian="normal" style:font-weight-asian="bold" style:font-style-complex="normal" style:font-weight-complex="bold"/>
    </style:style>
    <style:style style:name="T70" style:family="text">
      <style:text-properties style:font-name="Noto Serif" fo:font-style="normal" fo:font-weight="bold" officeooo:rsid="003892f7" style:font-style-asian="normal" style:font-weight-asian="bold" style:font-style-complex="normal" style:font-weight-complex="bold"/>
    </style:style>
    <style:style style:name="T71" style:family="text">
      <style:text-properties style:font-name="Noto Serif" fo:font-style="normal" fo:font-weight="bold" officeooo:rsid="004101b3" style:font-style-asian="normal" style:font-weight-asian="bold" style:font-style-complex="normal" style:font-weight-complex="bold"/>
    </style:style>
    <style:style style:name="T72" style:family="text">
      <style:text-properties style:font-name="Noto Serif" fo:font-style="italic" fo:font-weight="normal" officeooo:rsid="0023402f" style:font-style-asian="italic" style:font-weight-asian="normal" style:font-style-complex="italic" style:font-weight-complex="normal"/>
    </style:style>
    <style:style style:name="T73" style:family="text">
      <style:text-properties style:font-name="Noto Serif" fo:font-style="italic" fo:font-weight="normal" officeooo:rsid="002437f0" style:font-style-asian="italic" style:font-weight-asian="normal" style:font-style-complex="italic" style:font-weight-complex="normal"/>
    </style:style>
    <style:style style:name="T74" style:family="text">
      <style:text-properties fo:font-weight="bold" officeooo:rsid="00154b9e" style:font-weight-asian="bold" style:font-weight-complex="bold"/>
    </style:style>
    <style:style style:name="T75" style:family="text">
      <style:text-properties officeooo:rsid="00154b9e"/>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ITOS GERAIS</text:p>
      <text:p text:style-name="P3"/>
      <text:p text:style-name="P3"><text:tab/>Transação: <text:span text:style-name="T1">unidade lógica de processamento de banco de dados. Inclui uma ou mais operações de acesso ao banco de dados. É demarcada por </text:span><text:span text:style-name="T6">begin transaction </text:span><text:span text:style-name="T25">e encerrada por </text:span><text:span text:style-name="T6">end transaction</text:span><text:span text:style-name="T25">. Só fazem sentido em SGBDs multiusuário. Só permitem duas operações: </text:span><text:span text:style-name="T6">read_item</text:span><text:span text:style-name="T25"> e </text:span><text:span text:style-name="T6">write_item</text:span><text:span text:style-name="T25">. Um item pode ser um registro, um bloco inteiro do disco, apenas um atributo. A </text:span><text:span text:style-name="T12">granularidade </text:span><text:span text:style-name="T25">do item é seu tamanho.</text:span></text:p>
      <text:p text:style-name="P3"><text:span text:style-name="T25"><text:tab/></text:span><text:span text:style-name="T12">Transação somente de leitura: </text:span><text:span text:style-name="T25">quando apenas recupera dados.</text:span></text:p>
      <text:p text:style-name="P3"><text:span text:style-name="T25"><text:tab/></text:span><text:span text:style-name="T12">Transação de leitura-gravação: </text:span><text:span text:style-name="T25">quando também atualizam o banco de dados.</text:span></text:p>
      <text:p text:style-name="P3"><text:span text:style-name="T25"><text:tab/></text:span><text:span text:style-name="T14">Conjunto de leitura: </text:span><text:span text:style-name="T27">conjunto de todos os itens que a transição lê.</text:span></text:p>
      <text:p text:style-name="P3"><text:span text:style-name="T27"><text:tab/></text:span><text:span text:style-name="T14">Conjunto de gravação: </text:span><text:span text:style-name="T27">conjunto de todos os itens que a transição grava.</text:span></text:p>
      <text:p text:style-name="P3"><text:span text:style-name="T25"/></text:p>
      <text:p text:style-name="P2"><text:span text:style-name="T13">READ_ITEM</text:span></text:p>
      <text:p text:style-name="P2"><text:span text:style-name="T13"/></text:p>
      <text:p text:style-name="P4"><text:span text:style-name="T26">1. Busca o endereço em que está um item </text:span><text:span text:style-name="T7">I</text:span><text:span text:style-name="T26">;</text:span></text:p>
      <text:p text:style-name="P4"><text:span text:style-name="T26">2. Copia o bloco de disco em que está </text:span><text:span text:style-name="T7">I </text:span><text:span text:style-name="T26">para o </text:span><text:span text:style-name="T7">buffer </text:span><text:span text:style-name="T26">na M.P., caso já não esteja lá;</text:span></text:p>
      <text:p text:style-name="P5"><text:span text:style-name="T25">3. Copie </text:span><text:span text:style-name="T6">I</text:span><text:span text:style-name="T25"> do </text:span><text:span text:style-name="T6">buffer </text:span><text:span text:style-name="T25">para a variável de programa.</text:span></text:p>
      <text:p text:style-name="P5"><text:span text:style-name="T25"/></text:p>
      <text:p text:style-name="P7"><text:span text:style-name="T12">WRITE_ITEM</text:span></text:p>
      <text:p text:style-name="P7"><text:span text:style-name="T12"/></text:p>
      <text:p text:style-name="P12"><text:span text:style-name="T12">1. Busca o endereço em que está um item </text:span><text:span text:style-name="T2">I</text:span><text:span text:style-name="T12">;</text:span></text:p>
      <text:p text:style-name="P12"><text:span text:style-name="T12">2. Copia o bloco de disco em que está </text:span><text:span text:style-name="T2">I</text:span><text:span text:style-name="T12"> para o </text:span><text:span text:style-name="T2">buffer </text:span><text:span text:style-name="T12">na M.P., caso já não esteja lá;</text:span></text:p>
      <text:p text:style-name="P5"><text:span text:style-name="T25">3. Copia o item da variável de programa para </text:span><text:span text:style-name="T6">I</text:span><text:span text:style-name="T25">, no </text:span><text:span text:style-name="T6">buffer</text:span><text:span text:style-name="T25">;</text:span></text:p>
      <text:p text:style-name="P5"><text:span text:style-name="T25">4. Armazena o bloco atualizado do </text:span><text:span text:style-name="T6">buffer</text:span><text:span text:style-name="T25"> de volta no disco, imediatamente ou depois.</text:span></text:p>
      <text:p text:style-name="P5"><text:span text:style-name="T25"/></text:p>
      <text:p text:style-name="P5"><text:span text:style-name="T25"/></text:p>
      <text:p text:style-name="P5"><text:span text:style-name="T25"/></text:p>
      <text:p text:style-name="P5"><text:span text:style-name="T25"/></text:p>
      <text:p text:style-name="P8"><text:soft-page-break/><text:span text:style-name="T12">CONTROLE DE CONCORRÊNCIA</text:span></text:p>
      <text:p text:style-name="P9"><text:span text:style-name="T12"/></text:p>
      <text:p text:style-name="P13"><text:span text:style-name="T12"><text:tab/>É necessário para evitar alguns dos problemas listados abaixo.</text:span></text:p>
      <text:p text:style-name="P13"><text:span text:style-name="T12"><text:tab/></text:span><text:span text:style-name="T34">Atualização perdida: </text:span><text:span text:style-name="T12">ocorre quando duas transações que acessam os mesmos itens têm suas operações intercaladas, de modo que isto torne incorreto o valor de algum dos itens no banco de dados.</text:span></text:p>
      <text:p text:style-name="P13"><text:span text:style-name="T12"><text:tab/></text:span><text:span text:style-name="T34">Leitura suja/atualização temporária: </text:span><text:span text:style-name="T12">ocorre quando uma transação atualiza um item do banco, e falha em sequência embora, no meio tempo, o item atualizado fora lido por outra transação antes de ser alterado de volta para seu valor original.</text:span></text:p>
      <text:p text:style-name="P13"><text:span text:style-name="T12"><text:tab/></text:span><text:span text:style-name="T35">Resumo incorreto: </text:span><text:span text:style-name="T15">ocorre quando uma transação está calculando uma função de resumo ou agregação em uma série de itens, enquanto outras transações estão atualizando estes itens. Isso pode fazer com que a função de agregação calcule valores antes ou depois que sejam atualizados, resultando em valores incorretos.</text:span></text:p>
      <text:p text:style-name="P13"><text:span text:style-name="T15"><text:tab/></text:span><text:span text:style-name="T36">Leitura não-repetitiva: </text:span><text:span text:style-name="T16">ocorre quando uma transação lê o mesmo item duas vezes e, no meio tempo entre estas duas leituras, uma outra transação altera o valor deste item.</text:span></text:p>
      <text:p text:style-name="P13"><text:span text:style-name="T16"/></text:p>
      <text:p text:style-name="P10"><text:span text:style-name="T16">F</text:span><text:span text:style-name="T12">ALHAS</text:span></text:p>
      <text:p text:style-name="P10"><text:span text:style-name="T12"/></text:p>
      <text:p text:style-name="P21"><text:span text:style-name="T12"><text:tab/>Uma transação é atômica. Se ocorrer alguma falha na transação antes desta executar todas suas ações, as que foram executadas anteriormente precisam ser desfeitas. A transação pode ser de dois tipos:</text:span></text:p>
      <text:p text:style-name="P21"><text:span text:style-name="T12"><text:tab/></text:span><text:span text:style-name="T34">Confirmada (committed): </text:span><text:span text:style-name="T12">quando todas as operações foram executadas.</text:span></text:p>
      <text:p text:style-name="P21"><text:span text:style-name="T12"><text:tab/></text:span><text:span text:style-name="T34">Abortada (aborted): </text:span><text:span text:style-name="T12">quando houve falha e todas as operações da transação perdem seu efeito no banco ou em outras transações.</text:span></text:p>
      <text:p text:style-name="P21"><text:span text:style-name="T12"/></text:p>
      <text:p text:style-name="P21"><text:soft-page-break/><text:span text:style-name="T12"><text:tab/></text:span><text:span text:style-name="T34">Falha de sistema: </text:span><text:span text:style-name="T17">ocorre quando alguma operação faz a transação falhar, como estouro de inteiro ou divisão por zero. Ocorre também quando o usuário interrompe a transação durante sua execução.</text:span></text:p>
      <text:p text:style-name="P21"><text:span text:style-name="T17"><text:tab/></text:span><text:span text:style-name="T37">Erros locais e exceções detectados pela transação: </text:span><text:span text:style-name="T18">certas condições podem cancelar a transação, como ter saldo insuficiente na conta ao tentar sacar, ou quando os dados da transação não podem ser encontrados. Exceções, quando programadas dentro da transação, evita que situações decorram em uma falha.</text:span></text:p>
      <text:p text:style-name="P21"><text:span text:style-name="T18"><text:tab/></text:span><text:span text:style-name="T38">Imposição de controle de concorrência: </text:span><text:span text:style-name="T19">o controle de concorrência pode querer abortar uma transição, por violar a serialização ou causar </text:span><text:span text:style-name="T3">deadlock</text:span><text:span text:style-name="T19">. Estas transações, em geral, são reiniciadas em outro momento.</text:span></text:p>
      <text:p text:style-name="P21"><text:span text:style-name="T19"><text:tab/></text:span><text:span text:style-name="T39">Falha de disco: </text:span><text:span text:style-name="T20">blocos de disco podem perder seus dados devido a defeitos. Se ocorre durante uma transação, esta falha. É considerado fatal.</text:span></text:p>
      <text:p text:style-name="P21"><text:span text:style-name="T20"><text:tab/></text:span><text:span text:style-name="T40">Problemas físicos e catástrofes: </text:span><text:span text:style-name="T21">falhas de energia, refrigeração, incêndio, roubo, sabotagem, regravação por engano e assim vai. É considerado fatal.</text:span></text:p>
      <text:p text:style-name="P21"><text:span text:style-name="T21"/></text:p>
      <text:p text:style-name="P17">ESTADOS DE TRANS<text:span text:style-name="T75">A</text:span>ÇÃO</text:p>
      <text:p text:style-name="P22"><text:tab/><text:span text:style-name="T74">Ativo: </text:span><text:span text:style-name="T75">a transação está ativa imediatamente após o comando </text:span><text:span text:style-name="T4">begin transaction. </text:span><text:span text:style-name="T22">Neste estado que ocorrem operações de </text:span><text:span text:style-name="T4">read </text:span><text:span text:style-name="T22">e </text:span><text:span text:style-name="T4">write</text:span><text:span text:style-name="T22">. Se há um </text:span><text:span text:style-name="T4">abort</text:span><text:span text:style-name="T22">, ela entra em estado de falha.</text:span></text:p>
      <text:p text:style-name="P22"><text:span text:style-name="T22"><text:tab/></text:span><text:span text:style-name="T41">Parcialmente confirmada: </text:span><text:span text:style-name="T23">certos protocolos de recuperação precisam garantir que uma falha de sistema não impedirá que se registrem as mudanças. Quando isto é satisfeito, a transação vai para o estado de confirmada.</text:span></text:p>
      <text:p text:style-name="P22"><text:span text:style-name="T23"><text:tab/></text:span><text:span text:style-name="T41">Confirmada: </text:span><text:span text:style-name="T23">ocorre após um </text:span><text:span text:style-name="T5">commit</text:span><text:span text:style-name="T23">, quando a condição do estado anterior é satisfeita. Então, conclui-se a execução, e os dados são registrados.</text:span></text:p>
      <text:p text:style-name="P22"><text:soft-page-break/><text:span text:style-name="T23"><text:tab/></text:span><text:span text:style-name="T41">Falha: </text:span><text:span text:style-name="T23">se a transação for abortada ou se falhar a verificação do estado “Parcialmente confirmada”, ela entra no estado de falha.</text:span></text:p>
      <text:p text:style-name="P22"><text:span text:style-name="T42"><text:tab/>Terminada: </text:span><text:span text:style-name="T24">corresponde à transação que sai do sistema, havendo falha ou não.</text:span></text:p>
      <text:p text:style-name="P22"><text:span text:style-name="T24"/></text:p>
      <text:p text:style-name="P18"><text:span text:style-name="T24">L</text:span><text:span text:style-name="T12">OG DO SISTEMA</text:span></text:p>
      <text:p text:style-name="P19"><text:span text:style-name="T12"/></text:p>
      <text:p text:style-name="P19"><text:span text:style-name="T12"><text:tab/></text:span><text:span text:style-name="T25">É ele o responsável por registrar todas operações de transação que afetam o valor de itens no B.D., e também outras informações que possam ser necessárias para recuperar-se de falhas.</text:span></text:p>
      <text:p text:style-name="P19"><text:span text:style-name="T25"><text:tab/>É mantido no disco, sendo somente para inserção. Só pode, portanto, ser afetado por falha de disco ou catastrófica.</text:span></text:p>
      <text:p text:style-name="P19"><text:span text:style-name="T25"><text:tab/></text:span><text:span text:style-name="T6">Buffers</text:span><text:span text:style-name="T25"> </text:span><text:span text:style-name="T28">de memória mantêm a última parte deste arquivo. Quando o </text:span><text:span text:style-name="T8">buffer </text:span><text:span text:style-name="T28">de </text:span><text:span text:style-name="T8">log</text:span><text:span text:style-name="T28"> é </text:span><text:span text:style-name="T33">preenchido</text:span><text:span text:style-name="T28">, ou caso haja certas condições especiais, este é anexado no fim do arquivo de </text:span><text:span text:style-name="T8">log</text:span><text:span text:style-name="T28">.</text:span></text:p>
      <text:p text:style-name="P19"><text:span text:style-name="T28"><text:tab/>Para proteger-se de falhas catastróficas, arquivos de </text:span><text:span text:style-name="T8">log </text:span><text:span text:style-name="T28">são copiados para arquivamento periodicamente.</text:span></text:p>
      <text:p text:style-name="P19"><text:span text:style-name="T28"><text:tab/></text:span><text:span text:style-name="T29">Não é exigido que operações </text:span><text:span text:style-name="T9">read</text:span><text:span text:style-name="T29"> sejam registradas no </text:span><text:span text:style-name="T9">log</text:span><text:span text:style-name="T29">, mas é recomendável, especialmente para realizar auditorias.</text:span></text:p>
      <text:p text:style-name="P19"><text:span text:style-name="T29"><text:tab/>Operações </text:span><text:span text:style-name="T9">write </text:span><text:span text:style-name="T29">nem sempre são registradas com seus valores antigos e novos, pois apenas um deles já basta, na maioria dos casos.</text:span></text:p>
      <text:p text:style-name="P19"><text:span text:style-name="T29"/></text:p>
      <text:p text:style-name="P19"><text:span text:style-name="T29"/></text:p>
      <text:p text:style-name="P19"><text:span text:style-name="T29"/></text:p>
      <text:p text:style-name="P19"><text:span text:style-name="T29"/></text:p>
      <text:p text:style-name="P20"><text:soft-page-break/><text:span text:style-name="T12">PONTO DE CONFIRMAÇÃO</text:span></text:p>
      <text:p text:style-name="P5"><text:span text:style-name="T25"/></text:p>
      <text:p text:style-name="P6"><text:span text:style-name="T29"><text:tab/></text:span><text:span text:style-name="T30">Uma transação só alcança seu estado de confirmação quando as duas condições abaixo são satisfeitas:</text:span></text:p>
      <text:list xml:id="list849130618" text:style-name="L1">
        <text:list-item>
          <text:p text:style-name="P11"><text:span text:style-name="T25">Todas as operações que acessam o B.D. foram executadas com sucesso;</text:span></text:p>
        </text:list-item>
        <text:list-item>
          <text:p text:style-name="P11"><text:span text:style-name="T25">O efeito de todas as operações de transação, no B.D., foi registrado no </text:span><text:span text:style-name="T6">log</text:span><text:span text:style-name="T25">.</text:span></text:p>
        </text:list-item>
      </text:list>
      <text:p text:style-name="P6"><text:span text:style-name="T30"><text:tab/>Sendo satisfeitas, os efeitos da transação é permanentemente registrado no B.D., ou seja, dá-se um </text:span><text:span text:style-name="T10">commit</text:span><text:span text:style-name="T30">. </text:span><text:span text:style-name="T32">Assim, caso</text:span><text:span text:style-name="T31"> h</text:span><text:span text:style-name="T32">aja uma</text:span><text:span text:style-name="T31"> falha, basta procurar no </text:span><text:span text:style-name="T11">log </text:span><text:span text:style-name="T31">por transações sem </text:span><text:span text:style-name="T11">commit</text:span><text:span text:style-name="T31">.</text:span></text:p>
      <text:p text:style-name="P15"><text:span text:style-name="T43"><text:tab/></text:span><text:span text:style-name="T44">Por ficar em um </text:span><text:span text:style-name="T72">buffer </text:span><text:span text:style-name="T44">da M.P., antes de uma transação alcançar seu ponto de confirmação, tudo que ainda não foi gravado no arquivo de </text:span><text:span text:style-name="T72">log </text:span><text:span text:style-name="T44">deve sê-lo. </text:span><text:span text:style-name="T45">Assim, se houver uma falha, estará tudo no </text:span><text:span text:style-name="T73">log </text:span><text:span text:style-name="T45">— </text:span><text:span text:style-name="T46">se parte ficasse na M.P., poderia ser perdida.</text:span></text:p>
      <text:p text:style-name="P15"><text:span text:style-name="T46"/></text:p>
      <text:p text:style-name="P14"><text:span text:style-name="T48">P</text:span><text:span text:style-name="T47">ropriedades A.C.I.D. de Transações</text:span></text:p>
      <text:p text:style-name="P14"><text:span text:style-name="T47"/></text:p>
      <text:p text:style-name="P16"><text:span text:style-name="T47"><text:tab/></text:span><text:span text:style-name="T67">Atomicidade: </text:span><text:span text:style-name="T49">a transação ou é realizada em sua totalidade, ou não é realizada de forma alguma. </text:span><text:span text:style-name="T56">É de responsabilidade do subsistema de recuperação de transação.</text:span></text:p>
      <text:p text:style-name="P16"><text:span text:style-name="T50"><text:tab/></text:span><text:span text:style-name="T68">Consistência: </text:span><text:span text:style-name="T51">se a transação for </text:span><text:span text:style-name="T52">executada</text:span><text:span text:style-name="T51"> do início ao fim, sem interferências de outras </text:span><text:span text:style-name="T53">transações</text:span><text:span text:style-name="T51">, ela deve levar o banco de um estado consistente a outro. </text:span><text:span text:style-name="T57">É de responsabilidade dos programadores, ou dos módulos do SGBD que impõem restrições de integridade. </text:span><text:span text:style-name="T58">Um </text:span><text:span text:style-name="T60">B.D.</text:span><text:span text:style-name="T58"> está em </text:span><text:span text:style-name="T71">estado consistente </text:span><text:span text:style-name="T59">se ele satisfaz as restrições especificadas no esquema, </text:span><text:span text:style-name="T62">além de</text:span><text:span text:style-name="T59"> outras restrições no </text:span><text:span text:style-name="T61">B.D.</text:span><text:span text:style-name="T59"> que devam ser mantidas.</text:span></text:p>
      <text:p text:style-name="P16"><text:span text:style-name="T51"><text:tab/></text:span><text:span text:style-name="T69">Isolamento: </text:span><text:span text:style-name="T54">a transação deve parecer ser executada isoladamente de outras, ou seja, a execução de transação não deve ser interferida por quaisquer outras que estejam acontecendo simultaneamente. </text:span><text:span text:style-name="T63">É de responsabilidade do subsistema de controle de concorrência. </text:span><text:span text:style-name="T64">Há diversos níveis de isolamento. O nível 0 apenas não grava sobre leituras sujas; o nível 1 não tem atualizações perdidas; o nível 2 não tem nem </text:span><text:soft-page-break/><text:span text:style-name="T64">atualizações perdidas nem leituras sujas; o nível 3, além de tudo, garante leituras repetitivas.</text:span></text:p>
      <text:p text:style-name="P16"><text:span text:style-name="T54"><text:tab/></text:span><text:span text:style-name="T70">Durabilidade: </text:span><text:span text:style-name="T55">as mudanças aplicadas, no banco, por uma transação, devem persistir, isto é, não podem ser perdidas por conta de falhas. </text:span><text:span text:style-name="T65">É responsabilidade do subsistema de </text:span><text:span text:style-name="T66">recuperação do SGBD.</text:span></text:p>
      <text:p text:style-name="P6"><text:span text:style-name="T3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7:34:47.858682162</meta:creation-date>
    <dc:date>2018-11-15T18:27:56.600503958</dc:date>
    <meta:editing-duration>PT52M47S</meta:editing-duration>
    <meta:editing-cycles>60</meta:editing-cycles>
    <meta:generator>LibreOffice/6.0.7.3.0$Linux_X86_64 LibreOffice_project/00m0$Build-3</meta:generator>
    <meta:document-statistic meta:table-count="0" meta:image-count="0" meta:object-count="0" meta:page-count="6" meta:paragraph-count="55" meta:word-count="1144" meta:character-count="7142" meta:non-whitespace-character-count="6016"/>
  </office:meta>
</office:document-meta>
</file>